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port.tx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Total Execution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tart (ms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xecution Time</text:p>
          </table:table-cell>
          <table:table-cell table:style-name="Default" office:value-type="string" calcext:value-type="string">
            <text:p>Total Execution Time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62292633" calcext:value-type="float">
            <text:p>0.062292633</text:p>
          </table:table-cell>
          <table:table-cell table:formula="of:=[.C2]-[.B2]" office:value-type="float" office:value="0.062292633" calcext:value-type="float">
            <text:p>0.062292633</text:p>
          </table:table-cell>
          <table:table-cell table:formula="of:=IF([.A2]=&quot;p 1&quot;;[.D2];&quot;&quot;)" office:value-type="float" office:value="0.062292633" calcext:value-type="float">
            <text:p>0.062292633</text:p>
          </table:table-cell>
          <table:table-cell table:formula="of:=IF([.A2]=&quot;p 2&quot;; [.D2]; &quot;&quot;)">
            <text:p/>
          </table:table-cell>
          <table:table-cell table:formula="of:=IF([.A2]=&quot;p 3&quot;; [.D2];&quot;&quot;)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 1</text:p>
          </table:table-cell>
          <table:table-cell table:formula="of:=ROUND([.B2]*1000;2)" office:value-type="float" office:value="0" calcext:value-type="float">
            <text:p>0</text:p>
          </table:table-cell>
          <table:table-cell table:formula="of:=ROUND([.C2]*1000;2)" office:value-type="float" office:value="62.29" calcext:value-type="float">
            <text:p>62.29</text:p>
          </table:table-cell>
          <table:table-cell table:formula="of:=ROUND([.D2]*1000;2)" office:value-type="float" office:value="62.29" calcext:value-type="float">
            <text:p>62.29</text:p>
          </table:table-cell>
          <table:table-cell table:style-name="ce1" table:formula="of:=ROUND(1000*[.H4];2)" office:value-type="float" office:value="501.64" calcext:value-type="float" table:number-columns-spanned="1" table:number-rows-spanned="3">
            <text:p>501.64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2390856" calcext:value-type="float">
            <text:p>0.022390856</text:p>
          </table:table-cell>
          <table:table-cell office:value-type="float" office:value="0.319292547" calcext:value-type="float">
            <text:p>0.319292547</text:p>
          </table:table-cell>
          <table:table-cell table:formula="of:=[.C3]-[.B3]" office:value-type="float" office:value="0.296901691" calcext:value-type="float">
            <text:p>0.296901691</text:p>
          </table:table-cell>
          <table:table-cell table:formula="of:=IF([.A3]=&quot;p 1&quot;;[.D3];&quot;&quot;)">
            <text:p/>
          </table:table-cell>
          <table:table-cell table:formula="of:=IF([.A3]=&quot;p 2&quot;; [.D3]; &quot;&quot;)" office:value-type="float" office:value="0.296901691" calcext:value-type="float">
            <text:p>0.296901691</text:p>
          </table:table-cell>
          <table:table-cell table:formula="of:=IF([.A3]=&quot;p 3&quot;; [.D3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3]*1000;2)" office:value-type="float" office:value="22.39" calcext:value-type="float">
            <text:p>22.39</text:p>
          </table:table-cell>
          <table:table-cell table:formula="of:=ROUND([.C3]*1000;2)" office:value-type="float" office:value="319.29" calcext:value-type="float">
            <text:p>319.29</text:p>
          </table:table-cell>
          <table:table-cell table:formula="of:=ROUND([.D3]*1000;2)" office:value-type="float" office:value="296.9" calcext:value-type="float">
            <text:p>296.9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320509405" calcext:value-type="float">
            <text:p>0.320509405</text:p>
          </table:table-cell>
          <table:table-cell office:value-type="float" office:value="0.462955536" calcext:value-type="float">
            <text:p>0.462955536</text:p>
          </table:table-cell>
          <table:table-cell table:formula="of:=[.C4]-[.B4]" office:value-type="float" office:value="0.142446131" calcext:value-type="float">
            <text:p>0.142446131</text:p>
          </table:table-cell>
          <table:table-cell table:formula="of:=IF([.A4]=&quot;p 1&quot;;[.D4];&quot;&quot;)">
            <text:p/>
          </table:table-cell>
          <table:table-cell table:formula="of:=IF([.A4]=&quot;p 2&quot;; [.D4]; &quot;&quot;)">
            <text:p/>
          </table:table-cell>
          <table:table-cell table:formula="of:=IF([.A4]=&quot;p 3&quot;; [.D4];&quot;&quot;)" office:value-type="float" office:value="0.142446131" calcext:value-type="float">
            <text:p>0.142446131</text:p>
          </table:table-cell>
          <table:table-cell table:formula="of:=SUM([.E2:.G4])" office:value-type="float" office:value="0.501640455" calcext:value-type="float">
            <text:p>0.501640455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4]*1000;2)" office:value-type="float" office:value="320.51" calcext:value-type="float">
            <text:p>320.51</text:p>
          </table:table-cell>
          <table:table-cell table:formula="of:=ROUND([.C4]*1000;2)" office:value-type="float" office:value="462.96" calcext:value-type="float">
            <text:p>462.96</text:p>
          </table:table-cell>
          <table:table-cell table:formula="of:=ROUND([.D4]*1000;2)" office:value-type="float" office:value="142.45" calcext:value-type="float">
            <text:p>142.45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62220989" calcext:value-type="float">
            <text:p>0.062220989</text:p>
          </table:table-cell>
          <table:table-cell table:formula="of:=[.C5]-[.B5]" office:value-type="float" office:value="0.062220989" calcext:value-type="float">
            <text:p>0.062220989</text:p>
          </table:table-cell>
          <table:table-cell table:formula="of:=IF([.A5]=&quot;p 1&quot;;[.D5];&quot;&quot;)" office:value-type="float" office:value="0.062220989" calcext:value-type="float">
            <text:p>0.062220989</text:p>
          </table:table-cell>
          <table:table-cell table:formula="of:=IF([.A5]=&quot;p 2&quot;; [.D5]; &quot;&quot;)">
            <text:p/>
          </table:table-cell>
          <table:table-cell table:formula="of:=IF([.A5]=&quot;p 3&quot;; [.D5];&quot;&quot;)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 1</text:p>
          </table:table-cell>
          <table:table-cell table:formula="of:=ROUND([.B5]*1000;2)" office:value-type="float" office:value="0" calcext:value-type="float">
            <text:p>0</text:p>
          </table:table-cell>
          <table:table-cell table:formula="of:=ROUND([.C5]*1000;2)" office:value-type="float" office:value="62.22" calcext:value-type="float">
            <text:p>62.22</text:p>
          </table:table-cell>
          <table:table-cell table:formula="of:=ROUND([.D5]*1000;2)" office:value-type="float" office:value="62.22" calcext:value-type="float">
            <text:p>62.22</text:p>
          </table:table-cell>
          <table:table-cell table:style-name="ce1" table:formula="of:=ROUND(1000*[.H7];2)" office:value-type="float" office:value="447.92" calcext:value-type="float" table:number-columns-spanned="1" table:number-rows-spanned="3">
            <text:p>447.92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969944" calcext:value-type="float">
            <text:p>0.018969944</text:p>
          </table:table-cell>
          <table:table-cell office:value-type="float" office:value="0.260113352" calcext:value-type="float">
            <text:p>0.260113352</text:p>
          </table:table-cell>
          <table:table-cell table:formula="of:=[.C6]-[.B6]" office:value-type="float" office:value="0.241143408" calcext:value-type="float">
            <text:p>0.241143408</text:p>
          </table:table-cell>
          <table:table-cell table:formula="of:=IF([.A6]=&quot;p 1&quot;;[.D6];&quot;&quot;)">
            <text:p/>
          </table:table-cell>
          <table:table-cell table:formula="of:=IF([.A6]=&quot;p 2&quot;; [.D6]; &quot;&quot;)" office:value-type="float" office:value="0.241143408" calcext:value-type="float">
            <text:p>0.241143408</text:p>
          </table:table-cell>
          <table:table-cell table:formula="of:=IF([.A6]=&quot;p 3&quot;; [.D6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6]*1000;2)" office:value-type="float" office:value="18.97" calcext:value-type="float">
            <text:p>18.97</text:p>
          </table:table-cell>
          <table:table-cell table:formula="of:=ROUND([.C6]*1000;2)" office:value-type="float" office:value="260.11" calcext:value-type="float">
            <text:p>260.11</text:p>
          </table:table-cell>
          <table:table-cell table:formula="of:=ROUND([.D6]*1000;2)" office:value-type="float" office:value="241.14" calcext:value-type="float">
            <text:p>241.14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61348472" calcext:value-type="float">
            <text:p>0.261348472</text:p>
          </table:table-cell>
          <table:table-cell office:value-type="float" office:value="0.405901055" calcext:value-type="float">
            <text:p>0.405901055</text:p>
          </table:table-cell>
          <table:table-cell table:formula="of:=[.C7]-[.B7]" office:value-type="float" office:value="0.144552583" calcext:value-type="float">
            <text:p>0.144552583</text:p>
          </table:table-cell>
          <table:table-cell table:formula="of:=IF([.A7]=&quot;p 1&quot;;[.D7];&quot;&quot;)">
            <text:p/>
          </table:table-cell>
          <table:table-cell table:formula="of:=IF([.A7]=&quot;p 2&quot;; [.D7]; &quot;&quot;)">
            <text:p/>
          </table:table-cell>
          <table:table-cell table:formula="of:=IF([.A7]=&quot;p 3&quot;; [.D7];&quot;&quot;)" office:value-type="float" office:value="0.144552583" calcext:value-type="float">
            <text:p>0.144552583</text:p>
          </table:table-cell>
          <table:table-cell table:formula="of:=SUM([.E5:.G7])" office:value-type="float" office:value="0.44791698" calcext:value-type="float">
            <text:p>0.44791698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7]*1000;2)" office:value-type="float" office:value="261.35" calcext:value-type="float">
            <text:p>261.35</text:p>
          </table:table-cell>
          <table:table-cell table:formula="of:=ROUND([.C7]*1000;2)" office:value-type="float" office:value="405.9" calcext:value-type="float">
            <text:p>405.9</text:p>
          </table:table-cell>
          <table:table-cell table:formula="of:=ROUND([.D7]*1000;2)" office:value-type="float" office:value="144.55" calcext:value-type="float">
            <text:p>144.55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6024421" calcext:value-type="float">
            <text:p>0.056024421</text:p>
          </table:table-cell>
          <table:table-cell table:formula="of:=[.C8]-[.B8]" office:value-type="float" office:value="0.056024421" calcext:value-type="float">
            <text:p>0.056024421</text:p>
          </table:table-cell>
          <table:table-cell table:formula="of:=IF([.A8]=&quot;p 1&quot;;[.D8];&quot;&quot;)" office:value-type="float" office:value="0.056024421" calcext:value-type="float">
            <text:p>0.056024421</text:p>
          </table:table-cell>
          <table:table-cell table:formula="of:=IF([.A8]=&quot;p 2&quot;; [.D8]; &quot;&quot;)">
            <text:p/>
          </table:table-cell>
          <table:table-cell table:formula="of:=IF([.A8]=&quot;p 3&quot;; [.D8];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 1</text:p>
          </table:table-cell>
          <table:table-cell table:formula="of:=ROUND([.B8]*1000;2)" office:value-type="float" office:value="0" calcext:value-type="float">
            <text:p>0</text:p>
          </table:table-cell>
          <table:table-cell table:formula="of:=ROUND([.C8]*1000;2)" office:value-type="float" office:value="56.02" calcext:value-type="float">
            <text:p>56.02</text:p>
          </table:table-cell>
          <table:table-cell table:formula="of:=ROUND([.D8]*1000;2)" office:value-type="float" office:value="56.02" calcext:value-type="float">
            <text:p>56.02</text:p>
          </table:table-cell>
          <table:table-cell table:style-name="ce1" table:formula="of:=ROUND(1000*[.H10];2)" office:value-type="float" office:value="415.51" calcext:value-type="float" table:number-columns-spanned="1" table:number-rows-spanned="3">
            <text:p>415.51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0294858" calcext:value-type="float">
            <text:p>0.020294858</text:p>
          </table:table-cell>
          <table:table-cell office:value-type="float" office:value="0.238064725" calcext:value-type="float">
            <text:p>0.238064725</text:p>
          </table:table-cell>
          <table:table-cell table:formula="of:=[.C9]-[.B9]" office:value-type="float" office:value="0.217769867" calcext:value-type="float">
            <text:p>0.217769867</text:p>
          </table:table-cell>
          <table:table-cell table:formula="of:=IF([.A9]=&quot;p 1&quot;;[.D9];&quot;&quot;)">
            <text:p/>
          </table:table-cell>
          <table:table-cell table:formula="of:=IF([.A9]=&quot;p 2&quot;; [.D9]; &quot;&quot;)" office:value-type="float" office:value="0.217769867" calcext:value-type="float">
            <text:p>0.217769867</text:p>
          </table:table-cell>
          <table:table-cell table:formula="of:=IF([.A9]=&quot;p 3&quot;; [.D9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9]*1000;2)" office:value-type="float" office:value="20.29" calcext:value-type="float">
            <text:p>20.29</text:p>
          </table:table-cell>
          <table:table-cell table:formula="of:=ROUND([.C9]*1000;2)" office:value-type="float" office:value="238.06" calcext:value-type="float">
            <text:p>238.06</text:p>
          </table:table-cell>
          <table:table-cell table:formula="of:=ROUND([.D9]*1000;2)" office:value-type="float" office:value="217.77" calcext:value-type="float">
            <text:p>217.77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39620398" calcext:value-type="float">
            <text:p>0.239620398</text:p>
          </table:table-cell>
          <table:table-cell office:value-type="float" office:value="0.381332761" calcext:value-type="float">
            <text:p>0.381332761</text:p>
          </table:table-cell>
          <table:table-cell table:formula="of:=[.C10]-[.B10]" office:value-type="float" office:value="0.141712363" calcext:value-type="float">
            <text:p>0.141712363</text:p>
          </table:table-cell>
          <table:table-cell table:formula="of:=IF([.A10]=&quot;p 1&quot;;[.D10];&quot;&quot;)">
            <text:p/>
          </table:table-cell>
          <table:table-cell table:formula="of:=IF([.A10]=&quot;p 2&quot;; [.D10]; &quot;&quot;)">
            <text:p/>
          </table:table-cell>
          <table:table-cell table:formula="of:=IF([.A10]=&quot;p 3&quot;; [.D10];&quot;&quot;)" office:value-type="float" office:value="0.141712363" calcext:value-type="float">
            <text:p>0.141712363</text:p>
          </table:table-cell>
          <table:table-cell table:formula="of:=SUM([.E8:.G10])" office:value-type="float" office:value="0.415506651" calcext:value-type="float">
            <text:p>0.415506651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0]*1000;2)" office:value-type="float" office:value="239.62" calcext:value-type="float">
            <text:p>239.62</text:p>
          </table:table-cell>
          <table:table-cell table:formula="of:=ROUND([.C10]*1000;2)" office:value-type="float" office:value="381.33" calcext:value-type="float">
            <text:p>381.33</text:p>
          </table:table-cell>
          <table:table-cell table:formula="of:=ROUND([.D10]*1000;2)" office:value-type="float" office:value="141.71" calcext:value-type="float">
            <text:p>141.71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539546" calcext:value-type="float">
            <text:p>0.055539546</text:p>
          </table:table-cell>
          <table:table-cell table:formula="of:=[.C11]-[.B11]" office:value-type="float" office:value="0.055539546" calcext:value-type="float">
            <text:p>0.055539546</text:p>
          </table:table-cell>
          <table:table-cell table:formula="of:=IF([.A11]=&quot;p 1&quot;;[.D11];&quot;&quot;)" office:value-type="float" office:value="0.055539546" calcext:value-type="float">
            <text:p>0.055539546</text:p>
          </table:table-cell>
          <table:table-cell table:formula="of:=IF([.A11]=&quot;p 2&quot;; [.D11]; &quot;&quot;)">
            <text:p/>
          </table:table-cell>
          <table:table-cell table:formula="of:=IF([.A11]=&quot;p 3&quot;; [.D11];&quot;&quot;)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 1</text:p>
          </table:table-cell>
          <table:table-cell table:formula="of:=ROUND([.B11]*1000;2)" office:value-type="float" office:value="0" calcext:value-type="float">
            <text:p>0</text:p>
          </table:table-cell>
          <table:table-cell table:formula="of:=ROUND([.C11]*1000;2)" office:value-type="float" office:value="55.54" calcext:value-type="float">
            <text:p>55.54</text:p>
          </table:table-cell>
          <table:table-cell table:formula="of:=ROUND([.D11]*1000;2)" office:value-type="float" office:value="55.54" calcext:value-type="float">
            <text:p>55.54</text:p>
          </table:table-cell>
          <table:table-cell table:style-name="ce1" table:formula="of:=ROUND(1000*[.H13];2)" office:value-type="float" office:value="426.7" calcext:value-type="float" table:number-columns-spanned="1" table:number-rows-spanned="3">
            <text:p>426.7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482781" calcext:value-type="float">
            <text:p>0.018482781</text:p>
          </table:table-cell>
          <table:table-cell office:value-type="float" office:value="0.244951439" calcext:value-type="float">
            <text:p>0.244951439</text:p>
          </table:table-cell>
          <table:table-cell table:formula="of:=[.C12]-[.B12]" office:value-type="float" office:value="0.226468658" calcext:value-type="float">
            <text:p>0.226468658</text:p>
          </table:table-cell>
          <table:table-cell table:formula="of:=IF([.A12]=&quot;p 1&quot;;[.D12];&quot;&quot;)">
            <text:p/>
          </table:table-cell>
          <table:table-cell table:formula="of:=IF([.A12]=&quot;p 2&quot;; [.D12]; &quot;&quot;)" office:value-type="float" office:value="0.226468658" calcext:value-type="float">
            <text:p>0.226468658</text:p>
          </table:table-cell>
          <table:table-cell table:formula="of:=IF([.A12]=&quot;p 3&quot;; [.D12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12]*1000;2)" office:value-type="float" office:value="18.48" calcext:value-type="float">
            <text:p>18.48</text:p>
          </table:table-cell>
          <table:table-cell table:formula="of:=ROUND([.C12]*1000;2)" office:value-type="float" office:value="244.95" calcext:value-type="float">
            <text:p>244.95</text:p>
          </table:table-cell>
          <table:table-cell table:formula="of:=ROUND([.D12]*1000;2)" office:value-type="float" office:value="226.47" calcext:value-type="float">
            <text:p>226.47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4614444" calcext:value-type="float">
            <text:p>0.24614444</text:p>
          </table:table-cell>
          <table:table-cell office:value-type="float" office:value="0.390840798" calcext:value-type="float">
            <text:p>0.390840798</text:p>
          </table:table-cell>
          <table:table-cell table:formula="of:=[.C13]-[.B13]" office:value-type="float" office:value="0.144696358" calcext:value-type="float">
            <text:p>0.144696358</text:p>
          </table:table-cell>
          <table:table-cell table:formula="of:=IF([.A13]=&quot;p 1&quot;;[.D13];&quot;&quot;)">
            <text:p/>
          </table:table-cell>
          <table:table-cell table:formula="of:=IF([.A13]=&quot;p 2&quot;; [.D13]; &quot;&quot;)">
            <text:p/>
          </table:table-cell>
          <table:table-cell table:formula="of:=IF([.A13]=&quot;p 3&quot;; [.D13];&quot;&quot;)" office:value-type="float" office:value="0.144696358" calcext:value-type="float">
            <text:p>0.144696358</text:p>
          </table:table-cell>
          <table:table-cell table:formula="of:=SUM([.E11:.G13])" office:value-type="float" office:value="0.426704562" calcext:value-type="float">
            <text:p>0.426704562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3]*1000;2)" office:value-type="float" office:value="246.14" calcext:value-type="float">
            <text:p>246.14</text:p>
          </table:table-cell>
          <table:table-cell table:formula="of:=ROUND([.C13]*1000;2)" office:value-type="float" office:value="390.84" calcext:value-type="float">
            <text:p>390.84</text:p>
          </table:table-cell>
          <table:table-cell table:formula="of:=ROUND([.D13]*1000;2)" office:value-type="float" office:value="144.7" calcext:value-type="float">
            <text:p>144.7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389926" calcext:value-type="float">
            <text:p>0.055389926</text:p>
          </table:table-cell>
          <table:table-cell table:formula="of:=[.C14]-[.B14]" office:value-type="float" office:value="0.055389926" calcext:value-type="float">
            <text:p>0.055389926</text:p>
          </table:table-cell>
          <table:table-cell table:formula="of:=IF([.A14]=&quot;p 1&quot;;[.D14];&quot;&quot;)" office:value-type="float" office:value="0.055389926" calcext:value-type="float">
            <text:p>0.055389926</text:p>
          </table:table-cell>
          <table:table-cell table:formula="of:=IF([.A14]=&quot;p 2&quot;; [.D14]; &quot;&quot;)">
            <text:p/>
          </table:table-cell>
          <table:table-cell table:formula="of:=IF([.A14]=&quot;p 3&quot;; [.D14];&quot;&quot;)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 1</text:p>
          </table:table-cell>
          <table:table-cell table:formula="of:=ROUND([.B14]*1000;2)" office:value-type="float" office:value="0" calcext:value-type="float">
            <text:p>0</text:p>
          </table:table-cell>
          <table:table-cell table:formula="of:=ROUND([.C14]*1000;2)" office:value-type="float" office:value="55.39" calcext:value-type="float">
            <text:p>55.39</text:p>
          </table:table-cell>
          <table:table-cell table:formula="of:=ROUND([.D14]*1000;2)" office:value-type="float" office:value="55.39" calcext:value-type="float">
            <text:p>55.39</text:p>
          </table:table-cell>
          <table:table-cell table:style-name="ce1" table:formula="of:=ROUND(1000*[.H16];2)" office:value-type="float" office:value="431.5" calcext:value-type="float" table:number-columns-spanned="1" table:number-rows-spanned="3">
            <text:p>431.5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6024701" calcext:value-type="float">
            <text:p>0.026024701</text:p>
          </table:table-cell>
          <table:table-cell office:value-type="float" office:value="0.25256987" calcext:value-type="float">
            <text:p>0.25256987</text:p>
          </table:table-cell>
          <table:table-cell table:formula="of:=[.C15]-[.B15]" office:value-type="float" office:value="0.226545169" calcext:value-type="float">
            <text:p>0.226545169</text:p>
          </table:table-cell>
          <table:table-cell table:formula="of:=IF([.A15]=&quot;p 1&quot;;[.D15];&quot;&quot;)">
            <text:p/>
          </table:table-cell>
          <table:table-cell table:formula="of:=IF([.A15]=&quot;p 2&quot;; [.D15]; &quot;&quot;)" office:value-type="float" office:value="0.226545169" calcext:value-type="float">
            <text:p>0.226545169</text:p>
          </table:table-cell>
          <table:table-cell table:formula="of:=IF([.A15]=&quot;p 3&quot;; [.D15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15]*1000;2)" office:value-type="float" office:value="26.02" calcext:value-type="float">
            <text:p>26.02</text:p>
          </table:table-cell>
          <table:table-cell table:formula="of:=ROUND([.C15]*1000;2)" office:value-type="float" office:value="252.57" calcext:value-type="float">
            <text:p>252.57</text:p>
          </table:table-cell>
          <table:table-cell table:formula="of:=ROUND([.D15]*1000;2)" office:value-type="float" office:value="226.55" calcext:value-type="float">
            <text:p>226.55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5378454" calcext:value-type="float">
            <text:p>0.25378454</text:p>
          </table:table-cell>
          <table:table-cell office:value-type="float" office:value="0.403353441" calcext:value-type="float">
            <text:p>0.403353441</text:p>
          </table:table-cell>
          <table:table-cell table:formula="of:=[.C16]-[.B16]" office:value-type="float" office:value="0.149568901" calcext:value-type="float">
            <text:p>0.149568901</text:p>
          </table:table-cell>
          <table:table-cell table:formula="of:=IF([.A16]=&quot;p 1&quot;;[.D16];&quot;&quot;)">
            <text:p/>
          </table:table-cell>
          <table:table-cell table:formula="of:=IF([.A16]=&quot;p 2&quot;; [.D16]; &quot;&quot;)">
            <text:p/>
          </table:table-cell>
          <table:table-cell table:formula="of:=IF([.A16]=&quot;p 3&quot;; [.D16];&quot;&quot;)" office:value-type="float" office:value="0.149568901" calcext:value-type="float">
            <text:p>0.149568901</text:p>
          </table:table-cell>
          <table:table-cell table:formula="of:=SUM([.E14:.G16])" office:value-type="float" office:value="0.431503996" calcext:value-type="float">
            <text:p>0.431503996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6]*1000;2)" office:value-type="float" office:value="253.78" calcext:value-type="float">
            <text:p>253.78</text:p>
          </table:table-cell>
          <table:table-cell table:formula="of:=ROUND([.C16]*1000;2)" office:value-type="float" office:value="403.35" calcext:value-type="float">
            <text:p>403.35</text:p>
          </table:table-cell>
          <table:table-cell table:formula="of:=ROUND([.D16]*1000;2)" office:value-type="float" office:value="149.57" calcext:value-type="float">
            <text:p>149.57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3844142" calcext:value-type="float">
            <text:p>0.053844142</text:p>
          </table:table-cell>
          <table:table-cell table:formula="of:=[.C17]-[.B17]" office:value-type="float" office:value="0.053844142" calcext:value-type="float">
            <text:p>0.053844142</text:p>
          </table:table-cell>
          <table:table-cell table:formula="of:=IF([.A17]=&quot;p 1&quot;;[.D17];&quot;&quot;)" office:value-type="float" office:value="0.053844142" calcext:value-type="float">
            <text:p>0.053844142</text:p>
          </table:table-cell>
          <table:table-cell table:formula="of:=IF([.A17]=&quot;p 2&quot;; [.D17]; &quot;&quot;)">
            <text:p/>
          </table:table-cell>
          <table:table-cell table:formula="of:=IF([.A17]=&quot;p 3&quot;; [.D17];&quot;&quot;)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 1</text:p>
          </table:table-cell>
          <table:table-cell table:formula="of:=ROUND([.B17]*1000;2)" office:value-type="float" office:value="0" calcext:value-type="float">
            <text:p>0</text:p>
          </table:table-cell>
          <table:table-cell table:formula="of:=ROUND([.C17]*1000;2)" office:value-type="float" office:value="53.84" calcext:value-type="float">
            <text:p>53.84</text:p>
          </table:table-cell>
          <table:table-cell table:formula="of:=ROUND([.D17]*1000;2)" office:value-type="float" office:value="53.84" calcext:value-type="float">
            <text:p>53.84</text:p>
          </table:table-cell>
          <table:table-cell table:style-name="ce1" table:formula="of:=ROUND(1000*[.H19];2)" office:value-type="float" office:value="430.65" calcext:value-type="float" table:number-columns-spanned="1" table:number-rows-spanned="3">
            <text:p>430.65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915492" calcext:value-type="float">
            <text:p>0.018915492</text:p>
          </table:table-cell>
          <table:table-cell office:value-type="float" office:value="0.254806266" calcext:value-type="float">
            <text:p>0.254806266</text:p>
          </table:table-cell>
          <table:table-cell table:formula="of:=[.C18]-[.B18]" office:value-type="float" office:value="0.235890774" calcext:value-type="float">
            <text:p>0.235890774</text:p>
          </table:table-cell>
          <table:table-cell table:formula="of:=IF([.A18]=&quot;p 1&quot;;[.D18];&quot;&quot;)">
            <text:p/>
          </table:table-cell>
          <table:table-cell table:formula="of:=IF([.A18]=&quot;p 2&quot;; [.D18]; &quot;&quot;)" office:value-type="float" office:value="0.235890774" calcext:value-type="float">
            <text:p>0.235890774</text:p>
          </table:table-cell>
          <table:table-cell table:formula="of:=IF([.A18]=&quot;p 3&quot;; [.D18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18]*1000;2)" office:value-type="float" office:value="18.92" calcext:value-type="float">
            <text:p>18.92</text:p>
          </table:table-cell>
          <table:table-cell table:formula="of:=ROUND([.C18]*1000;2)" office:value-type="float" office:value="254.81" calcext:value-type="float">
            <text:p>254.81</text:p>
          </table:table-cell>
          <table:table-cell table:formula="of:=ROUND([.D18]*1000;2)" office:value-type="float" office:value="235.89" calcext:value-type="float">
            <text:p>235.89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56073265" calcext:value-type="float">
            <text:p>0.256073265</text:p>
          </table:table-cell>
          <table:table-cell office:value-type="float" office:value="0.396986854" calcext:value-type="float">
            <text:p>0.396986854</text:p>
          </table:table-cell>
          <table:table-cell table:formula="of:=[.C19]-[.B19]" office:value-type="float" office:value="0.140913589" calcext:value-type="float">
            <text:p>0.140913589</text:p>
          </table:table-cell>
          <table:table-cell table:formula="of:=IF([.A19]=&quot;p 1&quot;;[.D19];&quot;&quot;)">
            <text:p/>
          </table:table-cell>
          <table:table-cell table:formula="of:=IF([.A19]=&quot;p 2&quot;; [.D19]; &quot;&quot;)">
            <text:p/>
          </table:table-cell>
          <table:table-cell table:formula="of:=IF([.A19]=&quot;p 3&quot;; [.D19];&quot;&quot;)" office:value-type="float" office:value="0.140913589" calcext:value-type="float">
            <text:p>0.140913589</text:p>
          </table:table-cell>
          <table:table-cell table:formula="of:=SUM([.E17:.G19])" office:value-type="float" office:value="0.430648505" calcext:value-type="float">
            <text:p>0.430648505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9]*1000;2)" office:value-type="float" office:value="256.07" calcext:value-type="float">
            <text:p>256.07</text:p>
          </table:table-cell>
          <table:table-cell table:formula="of:=ROUND([.C19]*1000;2)" office:value-type="float" office:value="396.99" calcext:value-type="float">
            <text:p>396.99</text:p>
          </table:table-cell>
          <table:table-cell table:formula="of:=ROUND([.D19]*1000;2)" office:value-type="float" office:value="140.91" calcext:value-type="float">
            <text:p>140.91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143264" calcext:value-type="float">
            <text:p>0.055143264</text:p>
          </table:table-cell>
          <table:table-cell table:formula="of:=[.C20]-[.B20]" office:value-type="float" office:value="0.055143264" calcext:value-type="float">
            <text:p>0.055143264</text:p>
          </table:table-cell>
          <table:table-cell table:formula="of:=IF([.A20]=&quot;p 1&quot;;[.D20];&quot;&quot;)" office:value-type="float" office:value="0.055143264" calcext:value-type="float">
            <text:p>0.055143264</text:p>
          </table:table-cell>
          <table:table-cell table:formula="of:=IF([.A20]=&quot;p 2&quot;; [.D20]; &quot;&quot;)">
            <text:p/>
          </table:table-cell>
          <table:table-cell table:formula="of:=IF([.A20]=&quot;p 3&quot;; [.D20];&quot;&quot;)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 1</text:p>
          </table:table-cell>
          <table:table-cell table:formula="of:=ROUND([.B20]*1000;2)" office:value-type="float" office:value="0" calcext:value-type="float">
            <text:p>0</text:p>
          </table:table-cell>
          <table:table-cell table:formula="of:=ROUND([.C20]*1000;2)" office:value-type="float" office:value="55.14" calcext:value-type="float">
            <text:p>55.14</text:p>
          </table:table-cell>
          <table:table-cell table:formula="of:=ROUND([.D20]*1000;2)" office:value-type="float" office:value="55.14" calcext:value-type="float">
            <text:p>55.14</text:p>
          </table:table-cell>
          <table:table-cell table:style-name="ce1" table:formula="of:=ROUND(1000*[.H22];2)" office:value-type="float" office:value="430.32" calcext:value-type="float" table:number-columns-spanned="1" table:number-rows-spanned="3">
            <text:p>430.32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0387437" calcext:value-type="float">
            <text:p>0.020387437</text:p>
          </table:table-cell>
          <table:table-cell office:value-type="float" office:value="0.249602201" calcext:value-type="float">
            <text:p>0.249602201</text:p>
          </table:table-cell>
          <table:table-cell table:formula="of:=[.C21]-[.B21]" office:value-type="float" office:value="0.229214764" calcext:value-type="float">
            <text:p>0.229214764</text:p>
          </table:table-cell>
          <table:table-cell table:formula="of:=IF([.A21]=&quot;p 1&quot;;[.D21];&quot;&quot;)">
            <text:p/>
          </table:table-cell>
          <table:table-cell table:formula="of:=IF([.A21]=&quot;p 2&quot;; [.D21]; &quot;&quot;)" office:value-type="float" office:value="0.229214764" calcext:value-type="float">
            <text:p>0.229214764</text:p>
          </table:table-cell>
          <table:table-cell table:formula="of:=IF([.A21]=&quot;p 3&quot;; [.D21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21]*1000;2)" office:value-type="float" office:value="20.39" calcext:value-type="float">
            <text:p>20.39</text:p>
          </table:table-cell>
          <table:table-cell table:formula="of:=ROUND([.C21]*1000;2)" office:value-type="float" office:value="249.6" calcext:value-type="float">
            <text:p>249.6</text:p>
          </table:table-cell>
          <table:table-cell table:formula="of:=ROUND([.D21]*1000;2)" office:value-type="float" office:value="229.21" calcext:value-type="float">
            <text:p>229.21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50738549" calcext:value-type="float">
            <text:p>0.250738549</text:p>
          </table:table-cell>
          <table:table-cell office:value-type="float" office:value="0.396700843" calcext:value-type="float">
            <text:p>0.396700843</text:p>
          </table:table-cell>
          <table:table-cell table:formula="of:=[.C22]-[.B22]" office:value-type="float" office:value="0.145962294" calcext:value-type="float">
            <text:p>0.145962294</text:p>
          </table:table-cell>
          <table:table-cell table:formula="of:=IF([.A22]=&quot;p 1&quot;;[.D22];&quot;&quot;)">
            <text:p/>
          </table:table-cell>
          <table:table-cell table:formula="of:=IF([.A22]=&quot;p 2&quot;; [.D22]; &quot;&quot;)">
            <text:p/>
          </table:table-cell>
          <table:table-cell table:formula="of:=IF([.A22]=&quot;p 3&quot;; [.D22];&quot;&quot;)" office:value-type="float" office:value="0.145962294" calcext:value-type="float">
            <text:p>0.145962294</text:p>
          </table:table-cell>
          <table:table-cell table:formula="of:=SUM([.E20:.G22])" office:value-type="float" office:value="0.430320322" calcext:value-type="float">
            <text:p>0.430320322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22]*1000;2)" office:value-type="float" office:value="250.74" calcext:value-type="float">
            <text:p>250.74</text:p>
          </table:table-cell>
          <table:table-cell table:formula="of:=ROUND([.C22]*1000;2)" office:value-type="float" office:value="396.7" calcext:value-type="float">
            <text:p>396.7</text:p>
          </table:table-cell>
          <table:table-cell table:formula="of:=ROUND([.D22]*1000;2)" office:value-type="float" office:value="145.96" calcext:value-type="float">
            <text:p>145.96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0332913" calcext:value-type="float">
            <text:p>0.050332913</text:p>
          </table:table-cell>
          <table:table-cell table:formula="of:=[.C23]-[.B23]" office:value-type="float" office:value="0.050332913" calcext:value-type="float">
            <text:p>0.050332913</text:p>
          </table:table-cell>
          <table:table-cell table:formula="of:=IF([.A23]=&quot;p 1&quot;;[.D23];&quot;&quot;)" office:value-type="float" office:value="0.050332913" calcext:value-type="float">
            <text:p>0.050332913</text:p>
          </table:table-cell>
          <table:table-cell table:formula="of:=IF([.A23]=&quot;p 2&quot;; [.D23]; &quot;&quot;)">
            <text:p/>
          </table:table-cell>
          <table:table-cell table:formula="of:=IF([.A23]=&quot;p 3&quot;; [.D23];&quot;&quot;)">
            <text:p/>
          </table:table-cell>
          <table:table-cell table:number-columns-repeated="3"/>
          <table:table-cell office:value-type="string" calcext:value-type="string">
            <text:p>P 1</text:p>
          </table:table-cell>
          <table:table-cell table:formula="of:=ROUND([.B23]*1000;2)" office:value-type="float" office:value="0" calcext:value-type="float">
            <text:p>0</text:p>
          </table:table-cell>
          <table:table-cell table:formula="of:=ROUND([.C23]*1000;2)" office:value-type="float" office:value="50.33" calcext:value-type="float">
            <text:p>50.33</text:p>
          </table:table-cell>
          <table:table-cell table:formula="of:=ROUND([.D23]*1000;2)" office:value-type="float" office:value="50.33" calcext:value-type="float">
            <text:p>50.33</text:p>
          </table:table-cell>
          <table:table-cell table:style-name="ce1" table:formula="of:=ROUND(1000*[.H25];2)" office:value-type="float" office:value="403.53" calcext:value-type="float" table:number-columns-spanned="1" table:number-rows-spanned="3">
            <text:p>403.53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014694" calcext:value-type="float">
            <text:p>0.02014694</text:p>
          </table:table-cell>
          <table:table-cell office:value-type="float" office:value="0.231618794" calcext:value-type="float">
            <text:p>0.231618794</text:p>
          </table:table-cell>
          <table:table-cell table:formula="of:=[.C24]-[.B24]" office:value-type="float" office:value="0.211471854" calcext:value-type="float">
            <text:p>0.211471854</text:p>
          </table:table-cell>
          <table:table-cell table:formula="of:=IF([.A24]=&quot;p 1&quot;;[.D24];&quot;&quot;)">
            <text:p/>
          </table:table-cell>
          <table:table-cell table:formula="of:=IF([.A24]=&quot;p 2&quot;; [.D24]; &quot;&quot;)" office:value-type="float" office:value="0.211471854" calcext:value-type="float">
            <text:p>0.211471854</text:p>
          </table:table-cell>
          <table:table-cell table:formula="of:=IF([.A24]=&quot;p 3&quot;; [.D24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24]*1000;2)" office:value-type="float" office:value="20.15" calcext:value-type="float">
            <text:p>20.15</text:p>
          </table:table-cell>
          <table:table-cell table:formula="of:=ROUND([.C24]*1000;2)" office:value-type="float" office:value="231.62" calcext:value-type="float">
            <text:p>231.62</text:p>
          </table:table-cell>
          <table:table-cell table:formula="of:=ROUND([.D24]*1000;2)" office:value-type="float" office:value="211.47" calcext:value-type="float">
            <text:p>211.47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32785145" calcext:value-type="float">
            <text:p>0.232785145</text:p>
          </table:table-cell>
          <table:table-cell office:value-type="float" office:value="0.374515239" calcext:value-type="float">
            <text:p>0.374515239</text:p>
          </table:table-cell>
          <table:table-cell table:formula="of:=[.C25]-[.B25]" office:value-type="float" office:value="0.141730094" calcext:value-type="float">
            <text:p>0.141730094</text:p>
          </table:table-cell>
          <table:table-cell table:formula="of:=IF([.A25]=&quot;p 1&quot;;[.D25];&quot;&quot;)">
            <text:p/>
          </table:table-cell>
          <table:table-cell table:formula="of:=IF([.A25]=&quot;p 2&quot;; [.D25]; &quot;&quot;)">
            <text:p/>
          </table:table-cell>
          <table:table-cell table:formula="of:=IF([.A25]=&quot;p 3&quot;; [.D25];&quot;&quot;)" office:value-type="float" office:value="0.141730094" calcext:value-type="float">
            <text:p>0.141730094</text:p>
          </table:table-cell>
          <table:table-cell table:formula="of:=SUM([.E23:.G25])" office:value-type="float" office:value="0.403534861" calcext:value-type="float">
            <text:p>0.403534861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25]*1000;2)" office:value-type="float" office:value="232.79" calcext:value-type="float">
            <text:p>232.79</text:p>
          </table:table-cell>
          <table:table-cell table:formula="of:=ROUND([.C25]*1000;2)" office:value-type="float" office:value="374.52" calcext:value-type="float">
            <text:p>374.52</text:p>
          </table:table-cell>
          <table:table-cell table:formula="of:=ROUND([.D25]*1000;2)" office:value-type="float" office:value="141.73" calcext:value-type="float">
            <text:p>141.73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4572518" calcext:value-type="float">
            <text:p>0.054572518</text:p>
          </table:table-cell>
          <table:table-cell table:formula="of:=[.C26]-[.B26]" office:value-type="float" office:value="0.054572518" calcext:value-type="float">
            <text:p>0.054572518</text:p>
          </table:table-cell>
          <table:table-cell table:formula="of:=IF([.A26]=&quot;p 1&quot;;[.D26];&quot;&quot;)" office:value-type="float" office:value="0.054572518" calcext:value-type="float">
            <text:p>0.054572518</text:p>
          </table:table-cell>
          <table:table-cell table:formula="of:=IF([.A26]=&quot;p 2&quot;; [.D26]; &quot;&quot;)">
            <text:p/>
          </table:table-cell>
          <table:table-cell table:formula="of:=IF([.A26]=&quot;p 3&quot;; [.D26];&quot;&quot;)">
            <text:p/>
          </table:table-cell>
          <table:table-cell table:number-columns-repeated="3"/>
          <table:table-cell office:value-type="string" calcext:value-type="string">
            <text:p>P 1</text:p>
          </table:table-cell>
          <table:table-cell table:formula="of:=ROUND([.B26]*1000;2)" office:value-type="float" office:value="0" calcext:value-type="float">
            <text:p>0</text:p>
          </table:table-cell>
          <table:table-cell table:formula="of:=ROUND([.C26]*1000;2)" office:value-type="float" office:value="54.57" calcext:value-type="float">
            <text:p>54.57</text:p>
          </table:table-cell>
          <table:table-cell table:formula="of:=ROUND([.D26]*1000;2)" office:value-type="float" office:value="54.57" calcext:value-type="float">
            <text:p>54.57</text:p>
          </table:table-cell>
          <table:table-cell table:style-name="ce1" table:formula="of:=ROUND(1000*[.H28];2)" office:value-type="float" office:value="418.71" calcext:value-type="float" table:number-columns-spanned="1" table:number-rows-spanned="3">
            <text:p>418.71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881528" calcext:value-type="float">
            <text:p>0.018881528</text:p>
          </table:table-cell>
          <table:table-cell office:value-type="float" office:value="0.238589426" calcext:value-type="float">
            <text:p>0.238589426</text:p>
          </table:table-cell>
          <table:table-cell table:formula="of:=[.C27]-[.B27]" office:value-type="float" office:value="0.219707898" calcext:value-type="float">
            <text:p>0.219707898</text:p>
          </table:table-cell>
          <table:table-cell table:formula="of:=IF([.A27]=&quot;p 1&quot;;[.D27];&quot;&quot;)">
            <text:p/>
          </table:table-cell>
          <table:table-cell table:formula="of:=IF([.A27]=&quot;p 2&quot;; [.D27]; &quot;&quot;)" office:value-type="float" office:value="0.219707898" calcext:value-type="float">
            <text:p>0.219707898</text:p>
          </table:table-cell>
          <table:table-cell table:formula="of:=IF([.A27]=&quot;p 3&quot;; [.D27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27]*1000;2)" office:value-type="float" office:value="18.88" calcext:value-type="float">
            <text:p>18.88</text:p>
          </table:table-cell>
          <table:table-cell table:formula="of:=ROUND([.C27]*1000;2)" office:value-type="float" office:value="238.59" calcext:value-type="float">
            <text:p>238.59</text:p>
          </table:table-cell>
          <table:table-cell table:formula="of:=ROUND([.D27]*1000;2)" office:value-type="float" office:value="219.71" calcext:value-type="float">
            <text:p>219.71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40195336" calcext:value-type="float">
            <text:p>0.240195336</text:p>
          </table:table-cell>
          <table:table-cell office:value-type="float" office:value="0.384623221" calcext:value-type="float">
            <text:p>0.384623221</text:p>
          </table:table-cell>
          <table:table-cell table:formula="of:=[.C28]-[.B28]" office:value-type="float" office:value="0.144427885" calcext:value-type="float">
            <text:p>0.144427885</text:p>
          </table:table-cell>
          <table:table-cell table:formula="of:=IF([.A28]=&quot;p 1&quot;;[.D28];&quot;&quot;)">
            <text:p/>
          </table:table-cell>
          <table:table-cell table:formula="of:=IF([.A28]=&quot;p 2&quot;; [.D28]; &quot;&quot;)">
            <text:p/>
          </table:table-cell>
          <table:table-cell table:formula="of:=IF([.A28]=&quot;p 3&quot;; [.D28];&quot;&quot;)" office:value-type="float" office:value="0.144427885" calcext:value-type="float">
            <text:p>0.144427885</text:p>
          </table:table-cell>
          <table:table-cell table:formula="of:=SUM([.E26:.G28])" office:value-type="float" office:value="0.418708301" calcext:value-type="float">
            <text:p>0.418708301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28]*1000;2)" office:value-type="float" office:value="240.2" calcext:value-type="float">
            <text:p>240.2</text:p>
          </table:table-cell>
          <table:table-cell table:formula="of:=ROUND([.C28]*1000;2)" office:value-type="float" office:value="384.62" calcext:value-type="float">
            <text:p>384.62</text:p>
          </table:table-cell>
          <table:table-cell table:formula="of:=ROUND([.D28]*1000;2)" office:value-type="float" office:value="144.43" calcext:value-type="float">
            <text:p>144.43</text:p>
          </table:table-cell>
          <table:covered-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207463" calcext:value-type="float">
            <text:p>0.055207463</text:p>
          </table:table-cell>
          <table:table-cell table:formula="of:=[.C29]-[.B29]" office:value-type="float" office:value="0.055207463" calcext:value-type="float">
            <text:p>0.055207463</text:p>
          </table:table-cell>
          <table:table-cell table:formula="of:=IF([.A29]=&quot;p 1&quot;;[.D29];&quot;&quot;)" office:value-type="float" office:value="0.055207463" calcext:value-type="float">
            <text:p>0.055207463</text:p>
          </table:table-cell>
          <table:table-cell table:formula="of:=IF([.A29]=&quot;p 2&quot;; [.D29]; &quot;&quot;)">
            <text:p/>
          </table:table-cell>
          <table:table-cell table:formula="of:=IF([.A29]=&quot;p 3&quot;; [.D29];&quot;&quot;)">
            <text:p/>
          </table:table-cell>
          <table:table-cell table:number-columns-repeated="3"/>
          <table:table-cell office:value-type="string" calcext:value-type="string">
            <text:p>P 1</text:p>
          </table:table-cell>
          <table:table-cell table:formula="of:=ROUND([.B29]*1000;2)" office:value-type="float" office:value="0" calcext:value-type="float">
            <text:p>0</text:p>
          </table:table-cell>
          <table:table-cell table:formula="of:=ROUND([.C29]*1000;2)" office:value-type="float" office:value="55.21" calcext:value-type="float">
            <text:p>55.21</text:p>
          </table:table-cell>
          <table:table-cell table:formula="of:=ROUND([.D29]*1000;2)" office:value-type="float" office:value="55.21" calcext:value-type="float">
            <text:p>55.21</text:p>
          </table:table-cell>
          <table:table-cell table:style-name="ce1" table:formula="of:=ROUND(1000*[.H31];2)" office:value-type="float" office:value="423.98" calcext:value-type="float" table:number-columns-spanned="1" table:number-rows-spanned="3">
            <text:p>423.98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868639" calcext:value-type="float">
            <text:p>0.018868639</text:p>
          </table:table-cell>
          <table:table-cell office:value-type="float" office:value="0.246384768" calcext:value-type="float">
            <text:p>0.246384768</text:p>
          </table:table-cell>
          <table:table-cell table:formula="of:=[.C30]-[.B30]" office:value-type="float" office:value="0.227516129" calcext:value-type="float">
            <text:p>0.227516129</text:p>
          </table:table-cell>
          <table:table-cell table:formula="of:=IF([.A30]=&quot;p 1&quot;;[.D30];&quot;&quot;)">
            <text:p/>
          </table:table-cell>
          <table:table-cell table:formula="of:=IF([.A30]=&quot;p 2&quot;; [.D30]; &quot;&quot;)" office:value-type="float" office:value="0.227516129" calcext:value-type="float">
            <text:p>0.227516129</text:p>
          </table:table-cell>
          <table:table-cell table:formula="of:=IF([.A30]=&quot;p 3&quot;; [.D30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30]*1000;2)" office:value-type="float" office:value="18.87" calcext:value-type="float">
            <text:p>18.87</text:p>
          </table:table-cell>
          <table:table-cell table:formula="of:=ROUND([.C30]*1000;2)" office:value-type="float" office:value="246.38" calcext:value-type="float">
            <text:p>246.38</text:p>
          </table:table-cell>
          <table:table-cell table:formula="of:=ROUND([.D30]*1000;2)" office:value-type="float" office:value="227.52" calcext:value-type="float">
            <text:p>227.52</text:p>
          </table:table-cell>
          <table:covered-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47718161" calcext:value-type="float">
            <text:p>0.247718161</text:p>
          </table:table-cell>
          <table:table-cell office:value-type="float" office:value="0.388973856" calcext:value-type="float">
            <text:p>0.388973856</text:p>
          </table:table-cell>
          <table:table-cell table:formula="of:=[.C31]-[.B31]" office:value-type="float" office:value="0.141255695" calcext:value-type="float">
            <text:p>0.141255695</text:p>
          </table:table-cell>
          <table:table-cell table:formula="of:=IF([.A31]=&quot;p 1&quot;;[.D31];&quot;&quot;)">
            <text:p/>
          </table:table-cell>
          <table:table-cell table:formula="of:=IF([.A31]=&quot;p 2&quot;; [.D31]; &quot;&quot;)">
            <text:p/>
          </table:table-cell>
          <table:table-cell table:formula="of:=IF([.A31]=&quot;p 3&quot;; [.D31];&quot;&quot;)" office:value-type="float" office:value="0.141255695" calcext:value-type="float">
            <text:p>0.141255695</text:p>
          </table:table-cell>
          <table:table-cell table:formula="of:=SUM([.E29:.G31])" office:value-type="float" office:value="0.423979287" calcext:value-type="float">
            <text:p>0.423979287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31]*1000;2)" office:value-type="float" office:value="247.72" calcext:value-type="float">
            <text:p>247.72</text:p>
          </table:table-cell>
          <table:table-cell table:formula="of:=ROUND([.C31]*1000;2)" office:value-type="float" office:value="388.97" calcext:value-type="float">
            <text:p>388.97</text:p>
          </table:table-cell>
          <table:table-cell table:formula="of:=ROUND([.D31]*1000;2)" office:value-type="float" office:value="141.26" calcext:value-type="float">
            <text:p>141.26</text:p>
          </table:table-cell>
          <table:covered-table-cell/>
        </table:table-row>
        <table:table-row table:style-name="ro1">
          <table:table-cell table:number-columns-repeated="4"/>
          <table:table-cell table:formula="of:=AVERAGEIF([.E2:.E31];&quot;&lt;&gt;''&quot;)" office:value-type="float" office:value="0.0560567815" calcext:value-type="float">
            <text:p>0.0560567815</text:p>
          </table:table-cell>
          <table:table-cell table:formula="of:=AVERAGEIF([.F2:.F31];&quot;&lt;&gt;''&quot;)" office:value-type="float" office:value="0.2332630212" calcext:value-type="float">
            <text:p>0.2332630212</text:p>
          </table:table-cell>
          <table:table-cell table:formula="of:=AVERAGEIF([.G2:.G31];&quot;&lt;&gt;''&quot;)" office:value-type="float" office:value="0.1437265893" calcext:value-type="float">
            <text:p>0.1437265893</text:p>
          </table:table-cell>
          <table:table-cell table:formula="of:=AVERAGEIF([.H2:.H31];&quot;&lt;&gt;''&quot;)" office:value-type="float" office:value="0.433046392" calcext:value-type="float">
            <text:p>0.433046392</text:p>
          </table:table-cell>
          <table:table-cell table:number-columns-repeated="6"/>
          <table:table-cell table:style-name="Default" table:formula="of:=ROUND(1000*[.H32];2)" office:value-type="float" office:value="433.05" calcext:value-type="float">
            <text:p>433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29T14:03:53.519604170</dc:date>
    <meta:editing-duration>PT7M40S</meta:editing-duration>
    <meta:editing-cycles>2</meta:editing-cycles>
    <meta:document-statistic meta:table-count="1" meta:cell-count="376" meta:object-count="0"/>
  </office:meta>
</office:document-meta>
</file>